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17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font-size="12pt" fo:language="en" fo:country="US" style:font-name-asian="微軟正黑體" style:font-size-asian="12pt" style:language-asian="zh" style:country-asian="TW" style:font-name-complex="微軟正黑體" style:font-size-complex="12pt"/>
    </style:style>
    <style:style style:name="T2" style:family="text">
      <style:text-properties style:font-name="Calibri" fo:font-size="12pt" fo:language="en" fo:country="US" style:font-name-asian="微軟正黑體" style:font-size-asian="12pt" style:language-asian="zh" style:country-asian="TW" style:font-name-complex="微軟正黑體" style:font-size-complex="12pt"/>
    </style:style>
    <style:style style:name="T3" style:family="text">
      <style:text-properties style:font-name="Calibri" fo:font-size="14pt" fo:language="en" fo:country="US" style:font-name-asian="微軟正黑體" style:font-size-asian="14pt" style:language-asian="zh" style:country-asian="TW" style:font-name-complex="微軟正黑體" style:font-size-complex="14pt"/>
    </style:style>
    <style:style style:name="T4" style:family="text">
      <style:text-properties fo:language="en" fo:country="US" style:font-name-asian="微軟正黑體" style:language-asian="zh" style:country-asian="TW" style:font-name-complex="微軟正黑體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g draw:name="內容版面配置區 3">
          <draw:custom-shape draw:name="文字方塊 51" draw:style-name="gr1" draw:text-style-name="P2" draw:layer="layout" svg:width="3.501cm" svg:height="0.768cm" svg:x="15.086cm" svg:y="15.998cm">
            <text:list text:style-name="L1">
              <text:list-header>
                <text:p text:style-name="P1"><text:span text:style-name="T1">Address 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51" draw:style-name="gr1" draw:text-style-name="P2" draw:layer="layout" svg:width="3.501cm" svg:height="0.768cm" svg:x="18.587cm" svg:y="15.998cm">
            <text:list text:style-name="L1">
              <text:list-header>
                <text:p text:style-name="P1"><text:span text:style-name="T1">Data 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" draw:text-style-name="P3" draw:layer="layout" svg:width="21.59cm" svg:height="11.437cm" svg:x="2.54cm" svg:y="4.023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3" draw:text-style-name="P3" draw:layer="layout" svg:width="5.88cm" svg:height="7.32cm" svg:x="13.698cm" svg:y="4.21cm">
            <text:list text:style-name="L2">
              <text:list-header>
                <text:p text:style-name="P4"><text:span text:style-name="T2">Registers</text:span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3" draw:text-style-name="P3" draw:layer="layout" svg:width="4.117cm" svg:height="0.752cm" svg:x="14.502cm" svg:y="5.145cm">
            <text:list text:style-name="L2">
              <text:list-header>
                <text:p text:style-name="P4"><text:span text:style-name="T2">R0=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3" draw:text-style-name="P3" draw:layer="layout" svg:width="4.117cm" svg:height="0.752cm" svg:x="14.502cm" svg:y="7.391cm">
            <text:list text:style-name="L2">
              <text:list-header>
                <text:p text:style-name="P4"><text:span text:style-name="T2">R12=F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3" draw:text-style-name="P3" draw:layer="layout" svg:width="4.117cm" svg:height="0.752cm" svg:x="14.502cm" svg:y="10.572cm">
            <text:list text:style-name="L2">
              <text:list-header>
                <text:p text:style-name="P4"><text:span text:style-name="T2">I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直線接點 11" draw:style-name="gr4" draw:text-style-name="P5" draw:layer="layout" svg:x1="3.122cm" svg:y1="12.737cm" svg:x2="20.047cm" svg:y2="12.745cm">
            <text:p/>
          </draw:line>
          <draw:line draw:name="直線接點 12" draw:style-name="gr5" draw:text-style-name="P5" draw:layer="layout" svg:x1="8.382cm" svg:y1="12.737cm" svg:x2="8.374cm" svg:y2="13.985cm">
            <text:p/>
          </draw:line>
          <draw:custom-shape draw:name="Rectangle 4" draw:style-name="gr3" draw:text-style-name="P3" draw:layer="layout" svg:width="5.88cm" svg:height="2.453cm" svg:x="6.041cm" svg:y="9.252cm">
            <text:list text:style-name="L2">
              <text:list-header>
                <text:p text:style-name="P4"><text:span text:style-name="T2">ALU</text:span></text:p>
                <text:p text:style-name="P4"><text:span text:style-name="T2">arithmetic &amp; logic uni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3" draw:text-style-name="P3" draw:layer="layout" svg:width="5.88cm" svg:height="0.996cm" svg:x="6.041cm" svg:y="13.984cm">
            <text:list text:style-name="L2">
              <text:list-header>
                <text:p text:style-name="P4"><text:span text:style-name="T2">Control uni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直線接點 15" draw:style-name="gr6" draw:text-style-name="P5" draw:layer="layout" svg:x1="8.982cm" svg:y1="11.705cm" svg:x2="8.96cm" svg:y2="12.736cm">
            <text:p/>
          </draw:line>
          <draw:custom-shape draw:name="文字方塊 51" draw:style-name="gr7" draw:text-style-name="P2" draw:layer="layout" svg:width="2.922cm" svg:height="0.768cm" svg:x="10.657cm" svg:y="12.988cm">
            <text:list text:style-name="L1">
              <text:list-header>
                <text:p text:style-name="P1"><text:span text:style-name="T1">Internal B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9" draw:style-name="gr3" draw:text-style-name="P3" draw:layer="layout" svg:width="4.117cm" svg:height="0.752cm" svg:x="14.502cm" svg:y="8.911cm">
            <text:list text:style-name="L2">
              <text:list-header>
                <text:p text:style-name="P4"><text:span text:style-name="T2">R14 = L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3" draw:text-style-name="P3" draw:layer="layout" svg:width="7.585cm" svg:height="2.036cm" svg:x="14.794cm" svg:y="13.027cm">
            <text:list text:style-name="L2">
              <text:list-header>
                <text:p text:style-name="P4"><text:span text:style-name="T2">Input/output unit</text:span></text:p>
                <text:p text:style-name="P4"><text:span text:style-name="T2"/></text:p>
                <text:p text:style-name="P4"><text:span text:style-name="T2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3" draw:text-style-name="P3" draw:layer="layout" svg:width="2.292cm" svg:height="0.748cm" svg:x="19.191cm" svg:y="13.963cm">
            <text:list text:style-name="L2">
              <text:list-header>
                <text:p text:style-name="P4"><text:span text:style-name="T2">MD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3" draw:text-style-name="P3" draw:layer="layout" svg:width="2.917cm" svg:height="0.748cm" svg:x="15.377cm" svg:y="13.963cm">
            <text:list text:style-name="L2">
              <text:list-header>
                <text:p text:style-name="P4"><text:span text:style-name="T2">MA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直線接點 21" draw:style-name="gr5" draw:text-style-name="P5" draw:layer="layout" svg:x1="20.338cm" svg:y1="14.713cm" svg:x2="20.338cm" svg:y2="15.996cm">
            <text:p/>
          </draw:line>
          <draw:custom-shape draw:name="Rectangle 19" draw:style-name="gr3" draw:text-style-name="P3" draw:layer="layout" svg:width="4.117cm" svg:height="0.752cm" svg:x="14.502cm" svg:y="9.676cm">
            <text:list text:style-name="L2">
              <text:list-header>
                <text:p text:style-name="P4"><text:span text:style-name="T2">R15 = P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3" draw:text-style-name="P3" draw:layer="layout" svg:width="4.117cm" svg:height="0.752cm" svg:x="14.502cm" svg:y="8.139cm">
            <text:list text:style-name="L2">
              <text:list-header>
                <text:p text:style-name="P4"><text:span text:style-name="T2">R13=S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24" draw:style-name="gr8" draw:text-style-name="P6" draw:layer="layout" svg:width="0.925cm" svg:height="0.768cm" svg:x="15.989cm" svg:y="6.455cm">
            <text:list text:style-name="L2">
              <text:list-header>
                <text:p text:style-name="P4"><text:span text:style-name="T2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3" draw:text-style-name="P3" draw:layer="layout" svg:width="4.117cm" svg:height="0.752cm" svg:x="14.502cm" svg:y="5.894cm">
            <text:list text:style-name="L2">
              <text:list-header>
                <text:p text:style-name="P4"><text:span text:style-name="T2">R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直線接點 26" draw:style-name="gr5" draw:text-style-name="P5" draw:layer="layout" svg:x1="16.258cm" svg:y1="11.506cm" svg:x2="16.254cm" svg:y2="12.63cm">
            <text:p/>
          </draw:line>
          <draw:line draw:name="直線接點 27" draw:style-name="gr5" draw:text-style-name="P5" draw:layer="layout" svg:x1="18.005cm" svg:y1="12.631cm" svg:x2="18.001cm" svg:y2="13.005cm">
            <text:p/>
          </draw:line>
          <draw:line draw:name="直線接點 28" draw:style-name="gr5" draw:text-style-name="P5" draw:layer="layout" svg:x1="16.836cm" svg:y1="14.713cm" svg:x2="16.836cm" svg:y2="15.996cm">
            <text:p/>
          </draw:line>
          <draw:connector draw:name="肘形接點 29" draw:style-name="gr9" draw:text-style-name="P5" draw:layer="layout" svg:x1="4.581cm" svg:y1="12.735cm" svg:x2="7.294cm" svg:y2="9.273cm" svg:d="M4581 12735v-1731h2713v-1731" svg:viewBox="0 0 2714 3463">
            <text:p/>
          </draw:connector>
          <draw:connector draw:name="肘形接點 30" draw:style-name="gr9" draw:text-style-name="P5" draw:layer="layout" svg:x1="12.753cm" svg:y1="12.735cm" svg:x2="10.212cm" svg:y2="9.251cm" svg:d="M12753 12735v-1742h-2541v-1742" svg:viewBox="0 0 2542 3485">
            <text:p/>
          </draw:connector>
        </draw:g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 draw:name="內容版面配置區 3">
          <draw:custom-shape draw:name="Rectangle 19" draw:style-name="gr3" draw:text-style-name="P3" draw:layer="layout" svg:width="5.254cm" svg:height="1.701cm" svg:x="6.058cm" svg:y="13.919cm">
            <text:list text:style-name="L2">
              <text:list-header>
                <text:p text:style-name="P4"><text:span text:style-name="T3">O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3" draw:text-style-name="P3" draw:layer="layout" svg:width="12.858cm" svg:height="1.701cm" svg:x="11.312cm" svg:y="13.919cm">
            <text:list text:style-name="L2">
              <text:list-header>
                <text:p text:style-name="P4"><text:span text:style-name="T3">Cx (24 bit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文字方塊 49" draw:style-name="gr7" draw:text-style-name="P2" draw:layer="layout" svg:width="2.579cm" svg:height="1.023cm" svg:x="2.383cm" svg:y="13.847cm">
            <text:list text:style-name="L1">
              <text:list-header>
                <text:p text:style-name="P1"><text:span text:style-name="T4">J Typ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50" draw:style-name="gr7" draw:text-style-name="P2" draw:layer="layout" svg:width="2.651cm" svg:height="1.023cm" svg:x="2.395cm" svg:y="4.564cm">
            <text:list text:style-name="L1">
              <text:list-header>
                <text:p text:style-name="P1"><text:span text:style-name="T4">A Typ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9" draw:style-name="gr3" draw:text-style-name="P3" draw:layer="layout" svg:width="5.248cm" svg:height="1.701cm" svg:x="6.064cm" svg:y="5.024cm">
            <text:list text:style-name="L2">
              <text:list-header>
                <text:p text:style-name="P4"><text:span text:style-name="T3">O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3" draw:text-style-name="P3" draw:layer="layout" svg:width="2.624cm" svg:height="1.701cm" svg:x="11.312cm" svg:y="5.024cm">
            <text:list text:style-name="L2">
              <text:list-header>
                <text:p text:style-name="P4"><text:span text:style-name="T3">R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3" draw:text-style-name="P3" draw:layer="layout" svg:width="2.624cm" svg:height="1.701cm" svg:x="13.936cm" svg:y="5.024cm">
            <text:list text:style-name="L2">
              <text:list-header>
                <text:p text:style-name="P4"><text:span text:style-name="T3">R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3" draw:text-style-name="P3" draw:layer="layout" svg:width="2.624cm" svg:height="1.701cm" svg:x="16.561cm" svg:y="5.024cm">
            <text:list text:style-name="L2">
              <text:list-header>
                <text:p text:style-name="P4"><text:span text:style-name="T3">R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文字方塊 32" draw:style-name="gr7" draw:text-style-name="P2" draw:layer="layout" svg:width="2.592cm" svg:height="1.023cm" svg:x="2.385cm" svg:y="9.128cm">
            <text:list text:style-name="L1">
              <text:list-header>
                <text:p text:style-name="P1"><text:span text:style-name="T4">L Typ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9" draw:style-name="gr3" draw:text-style-name="P3" draw:layer="layout" svg:width="2.624cm" svg:height="1.71cm" svg:x="11.196cm" svg:y="9.667cm">
            <text:list text:style-name="L2">
              <text:list-header>
                <text:p text:style-name="P4"><text:span text:style-name="T3">R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3" draw:text-style-name="P3" draw:layer="layout" svg:width="7.872cm" svg:height="1.71cm" svg:x="16.298cm" svg:y="9.667cm">
            <text:list text:style-name="L2">
              <text:list-header>
                <text:p text:style-name="P4"><text:span text:style-name="T3">Cx (16 bit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3" draw:text-style-name="P3" draw:layer="layout" svg:width="5.189cm" svg:height="1.701cm" svg:x="6.006cm" svg:y="9.667cm">
            <text:list text:style-name="L2">
              <text:list-header>
                <text:p text:style-name="P4"><text:span text:style-name="T3">O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3" draw:text-style-name="P3" draw:layer="layout" svg:width="2.478cm" svg:height="1.71cm" svg:x="13.82cm" svg:y="9.667cm">
            <text:list text:style-name="L2">
              <text:list-header>
                <text:p text:style-name="P4"><text:span text:style-name="T3">R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文字方塊 5" draw:style-name="gr11" draw:text-style-name="P9" draw:layer="layout" svg:width="1.497cm" svg:height="0.768cm" svg:x="7.892cm" svg:y="11.368cm">
            <text:list text:style-name="L2">
              <text:list-header>
                <text:p text:style-name="P8"><text:span text:style-name="T2">31-2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2" draw:style-name="gr12" draw:text-style-name="P9" draw:layer="layout" svg:width="1.497cm" svg:height="0.768cm" svg:x="12.088cm" svg:y="11.368cm">
            <text:list text:style-name="L2">
              <text:list-header>
                <text:p text:style-name="P8"><text:span text:style-name="T2">23-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3" draw:style-name="gr13" draw:text-style-name="P9" draw:layer="layout" svg:width="1.497cm" svg:height="0.768cm" svg:x="14.45cm" svg:y="11.368cm">
            <text:list text:style-name="L2">
              <text:list-header>
                <text:p text:style-name="P8"><text:span text:style-name="T2">19-1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5" draw:style-name="gr14" draw:text-style-name="P9" draw:layer="layout" svg:width="1.497cm" svg:height="0.768cm" svg:x="8.031cm" svg:y="15.62cm">
            <text:list text:style-name="L2">
              <text:list-header>
                <text:p text:style-name="P8"><text:span text:style-name="T2">31-2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2" draw:style-name="gr15" draw:text-style-name="P9" draw:layer="layout" svg:width="1.281cm" svg:height="0.768cm" svg:x="16.129cm" svg:y="15.62cm">
            <text:list text:style-name="L2">
              <text:list-header>
                <text:p text:style-name="P8"><text:span text:style-name="T2">23-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5" draw:style-name="gr16" draw:text-style-name="P9" draw:layer="layout" svg:width="1.497cm" svg:height="0.768cm" svg:x="7.892cm" svg:y="6.633cm">
            <text:list text:style-name="L2">
              <text:list-header>
                <text:p text:style-name="P8"><text:span text:style-name="T2">31-2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2" draw:style-name="gr17" draw:text-style-name="P9" draw:layer="layout" svg:width="1.497cm" svg:height="0.768cm" svg:x="12.088cm" svg:y="6.633cm">
            <text:list text:style-name="L2">
              <text:list-header>
                <text:p text:style-name="P8"><text:span text:style-name="T2">23-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3" draw:style-name="gr18" draw:text-style-name="P9" draw:layer="layout" svg:width="1.497cm" svg:height="0.768cm" svg:x="14.45cm" svg:y="6.633cm">
            <text:list text:style-name="L2">
              <text:list-header>
                <text:p text:style-name="P8"><text:span text:style-name="T2">19-1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6" draw:style-name="gr19" draw:text-style-name="P9" draw:layer="layout" svg:width="1.281cm" svg:height="0.768cm" svg:x="20.676cm" svg:y="6.661cm">
            <text:list text:style-name="L2">
              <text:list-header>
                <text:p text:style-name="P8"><text:span text:style-name="T2">11-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6" draw:style-name="gr20" draw:text-style-name="P9" draw:layer="layout" svg:width="1.497cm" svg:height="0.768cm" svg:x="17.074cm" svg:y="6.633cm">
            <text:list text:style-name="L2">
              <text:list-header>
                <text:p text:style-name="P8"><text:span text:style-name="T2">15-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3" draw:style-name="gr21" draw:text-style-name="P9" draw:layer="layout" svg:width="1.281cm" svg:height="0.768cm" svg:x="19.401cm" svg:y="11.254cm">
            <text:list text:style-name="L2">
              <text:list-header>
                <text:p text:style-name="P8"><text:span text:style-name="T2">15-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9" draw:style-name="gr3" draw:text-style-name="P3" draw:layer="layout" svg:width="4.759cm" svg:height="1.701cm" svg:x="19.148cm" svg:y="5.024cm">
            <text:list text:style-name="L2">
              <text:list-header>
                <text:p text:style-name="P4"><text:span text:style-name="T3">Cx (12 bits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18 318" svg:d="M159 0l159 318h-318z"/>
    <draw:marker draw:name="msArrowOpenEnd_20_5" draw:display-name="msArrowOpenEnd 5" svg:viewBox="0 0 320 320" svg:d="M160 0l160 291-48 29-112-205-112 205-48-29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Chung-Shu Chen</meta:initial-creator>
    <meta:creation-date>2013-12-26T16:13:52</meta:creation-date>
    <meta:editing-duration>PT10M10S</meta:editing-duration>
    <meta:editing-cycles>6</meta:editing-cycles>
    <dc:date>2024-09-15T11:46:15.177835862</dc:date>
    <meta:generator>LibreOffice/7.2.6.2$MacOSX_X86_64 LibreOffice_project/b0ec3a565991f7569a5a7f5d24fed7f52653d754</meta:generator>
    <meta:document-statistic meta:object-count="79"/>
  </office:meta>
</office:document-meta>
</file>